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653" officeooo:paragraph-rsid="0004765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7653" officeooo:paragraph-rsid="0004765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47653" officeooo:paragraph-rsid="00047653"/>
    </style:style>
    <style:style style:name="P4" style:family="paragraph" style:parent-style-name="Standard">
      <style:text-properties officeooo:rsid="000528e7" officeooo:paragraph-rsid="000528e7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officeooo:rsid="00070e24" officeooo:paragraph-rsid="00070e24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normal" officeooo:rsid="00070e24" officeooo:paragraph-rsid="00070e2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7f974" officeooo:paragraph-rsid="0007f97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underline-style="none" officeooo:rsid="0007f974" officeooo:paragraph-rsid="0007f974"/>
    </style:style>
    <style:style style:name="P9" style:family="paragraph" style:parent-style-name="Standard">
      <style:text-properties officeooo:rsid="0007f974" officeooo:paragraph-rsid="0007f974"/>
    </style:style>
    <style:style style:name="T1" style:family="text">
      <style:text-properties officeooo:rsid="000528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nel administration</text:p>
      <text:p text:style-name="P2"/>
      <text:p text:style-name="P1">Taper andrewaitch.com/6833457 dans la barre d’adresse de votre navigateur (Chrome)</text:p>
      <text:p text:style-name="P1">Taper l’username et le password notés précèdemment (dossier Jaune)</text:p>
      <text:p text:style-name="P1"/>
      <text:p text:style-name="P1"/>
      <text:p text:style-name="P4">Les portfolios apparaissent par date de création sur le site (plus récent en bas, plus ancien en haut)</text:p>
      <text:p text:style-name="P4"/>
      <text:p text:style-name="P3">Créer portfolio</text:p>
      <text:p text:style-name="P1">Choisir la catégorie concernée (ex. Portraits), cliquer sur le lien correspondant. </text:p>
      <text:p text:style-name="P1">Cliquer sur le bouton new. Rentrez les informations précèdentes :</text:p>
      <text:p text:style-name="P1"/>
      <text:p text:style-name="P1">Dpname : Nom affichée du dossier (ex. Who are you ?)</text:p>
      <text:p text:style-name="P1">pname : Nom normalisé (ex. who_are_you )</text:p>
      <text:p text:style-name="P1">text : Description du portfolio avec la signature. Ex. pour NYC 2016 :</text:p>
      <text:p text:style-name="P1">&lt;div id= « signature »&gt; </text:p>
      <text:p text:style-name="P1">Andrew Aitch, &lt;br/&gt;</text:p>
      <text:p text:style-name="P1">&lt;span id=’ld’&gt; New York City, 2016 &lt;/span&gt;&lt;/div&gt;</text:p>
      <text:p text:style-name="P1"/>
      <text:p text:style-name="P1">Cliquer sur le bouton Create Portfolio.</text:p>
      <text:p text:style-name="P1"/>
      <text:p text:style-name="P3">Editer portfolio <text:span text:style-name="T1">(changer les informations)</text:span></text:p>
      <text:p text:style-name="P1"/>
      <text:p text:style-name="P4">Cliquer sur le bouton edit à droite du portfolio</text:p>
      <text:p text:style-name="P4">Effectuer les changements dans les champs Dpname, pname, text. </text:p>
      <text:p text:style-name="P4">Cliquer sur update portfolio</text:p>
      <text:p text:style-name="P4"/>
      <text:p text:style-name="P3">Supprimer portfolio</text:p>
      <text:p text:style-name="P4">Cliquer sur le bouton delete sous le portfolio concerné.</text:p>
      <text:p text:style-name="P4"/>
      <text:p text:style-name="P4"/>
      <text:p text:style-name="P3">Créer image</text:p>
      <text:p text:style-name="P4">Cliquer sur le lien « Dpname » du portfolio concerné (ex. Who are you ? )</text:p>
      <text:p text:style-name="P4">Clique sur le bouton new</text:p>
      <text:p text:style-name="P4">On rentre les informations suivantes :</text:p>
      <text:p text:style-name="P4">Title</text:p>
      <text:p text:style-name="P4">Date</text:p>
      <text:p text:style-name="P4">Localisation</text:p>
      <text:p text:style-name="P4">urlv : (URL plus basse définition, 1 avec zzuniformizer)</text:p>
      <text:p text:style-name="P4">urll : (URL basse définition, 4 avec zzuniformizer)</text:p>
      <text:p text:style-name="P4">urlm : (URL moyenne définition 2 avec zzuniformizer)</text:p>
      <text:p text:style-name="P4">urlh : (URL haute définition, 3 avec zzuniformizer)</text:p>
      <text:p text:style-name="P4">urlhh : (URL plus haute définition, sans chiffre)</text:p>
      <text:p text:style-name="P4"/>
      <text:p text:style-name="P4">Cliquer sur Create Image.</text:p>
      <text:p text:style-name="P4"/>
      <text:p text:style-name="P3">Editer image</text:p>
      <text:p text:style-name="P1"/>
      <text:p text:style-name="P9">Cliquer sur edit à la droite d’une image</text:p>
      <text:p text:style-name="P9">Modifier les informations nécessaires</text:p>
      <text:p text:style-name="P9">Cliquer sur Update image</text:p>
      <text:p text:style-name="P9"/>
      <text:p text:style-name="P3"><text:soft-page-break/><text:span text:style-name="T1">S</text:span>upprimer image</text:p>
      <text:p text:style-name="P8">Cliquer sur le bouton delete sous une image</text:p>
      <text:p text:style-name="P3"/>
      <text:p text:style-name="P3"/>
      <text:p text:style-name="P5">zzuniformizer</text:p>
      <text:p text:style-name="P6">Placer les images (tiff) dans le dossier zzuniformizer (contenu dans website_pics)</text:p>
      <text:p text:style-name="P6">Double cliquer sur zzuniformizer</text:p>
      <text:p text:style-name="P6">Déplacer vos images dans votre dossier voulu (ex. website_pic/portraits/testv/1/ pour la première image du dossier testv)</text:p>
      <text:p text:style-name="P6">C’est fini, vous méritez un café camarade.</text:p>
      <text:p text:style-name="P6"/>
      <text:p text:style-name="P5">AWS (AMAZON WEB SERVICES)</text:p>
      <text:p text:style-name="P6">Aller sur l’adresse URL suivante : <text:a xlink:type="simple" xlink:href="https://signin.aws.amazon.com/signin?redirect_uri=https%3A%2F%2Fconsole.aws.amazon.com%2Fconsole%2Fhome%3Fstate%3DhashArgs%2523%26isauthcode%3Dtrue&amp;client_id=arn%3Aaws%3Aiam%3A%3A015428540659%3Auser%2Fhomepage&amp;forceMobileApp=0" text:style-name="Internet_20_link" text:visited-style-name="Visited_20_Internet_20_Link">https://signin.aws.amazon.com/signin?redirect_uri=https%3A%2F%2Fconsole.aws.amazon.com%2Fconsole%2Fhome%3Fstate%3DhashArgs%2523%26isauthcode%3Dtrue&amp;client_id=arn%3Aaws%3Aiam%3A%3A015428540659%3Auser%2Fhomepage&amp;forceMobileApp=0</text:a></text:p>
      <text:p text:style-name="P6">Connectez vous avec votre adresse mail et mot de passe</text:p>
      <text:p text:style-name="P7">Cliquer sur S3 dans Stockage.</text:p>
      <text:p text:style-name="P7">Ouvrir le compartiment webpics, qui est structuré comme le dossier website_pic sur votre bureau (ex, image 1 portforlio Who are you dans portrait, ouvrir Webpics =&gt; Portraits =&gt; who_are_you =&gt; 1 )</text:p>
      <text:p text:style-name="P7">Pour mettre une image en ligne (sur amazon) cliquer sur upload dans le dossier concerné et faire glisser les dossiers à mettre en ligne</text:p>
      <text:p text:style-name="P7">Cliquer sur next</text:p>
      <text:p text:style-name="P7"/>
      <text:p text:style-name="P7">Cliquer sur le dernier bouton (Do not allow…) puis cliquer sur (Allow … ). Puis cliquer sur next (ignorez l’avertissement, je ne veux recevoir trois appels à ce sujet!!!) , puis encore next et upload puis attendre et boire un café, vous avez réussi camarade.<text:line-break/></text:p>
      <text:p text:style-name="P7">Pour récupérer le lien d’une image chez amazon, cliquez sur l’image dans le dossier en ligne et copy link sur le lien en bas de pag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6:38:08.318000000</meta:creation-date>
    <dc:date>2018-07-20T17:25:53.188000000</dc:date>
    <meta:editing-duration>PT7S</meta:editing-duration>
    <meta:editing-cycles>1</meta:editing-cycles>
    <meta:document-statistic meta:table-count="0" meta:image-count="0" meta:object-count="0" meta:page-count="2" meta:paragraph-count="53" meta:word-count="452" meta:character-count="3002" meta:non-whitespace-character-count="2599"/>
    <meta:generator>LibreOffice/6.0.5.2$Windows_X86_64 LibreOffice_project/54c8cbb85f300ac59db32fe8a675ff7683cd5a16</meta:generator>
  </office:meta>
</office:document-meta>
</file>